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5">
      <style:paragraph-properties fo:line-height="150%"/>
      <style:text-properties style:font-name="Times New Roman"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 style:family="paragraph" style:parent-style-name="Standard">
      <style:paragraph-properties fo:line-height="150%"/>
      <style:text-properties style:font-name="Times New Roman" fo:font-size="12pt" officeooo:rsid="00196ef8" officeooo:paragraph-rsid="00196ef8" style:font-size-asian="12pt" style:font-size-complex="12pt"/>
    </style:style>
    <style:style style:name="P3" style:family="paragraph" style:parent-style-name="Standard">
      <style:paragraph-properties fo:line-height="150%"/>
      <style:text-properties style:font-name="Times New Roman" fo:font-size="12pt" officeooo:rsid="001b418d" officeooo:paragraph-rsid="001b418d" style:font-size-asian="12pt" style:font-size-complex="12pt"/>
    </style:style>
    <style:style style:name="P4" style:family="paragraph" style:parent-style-name="Standard">
      <style:paragraph-properties fo:line-height="150%"/>
      <style:text-properties style:font-name="Times New Roman" fo:font-size="12pt" officeooo:rsid="001d102a" officeooo:paragraph-rsid="001d102a" style:font-size-asian="12pt" style:font-size-complex="12pt"/>
    </style:style>
    <style:style style:name="P5"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50%"/>
      <style:text-properties fo:color="#d4d4d4" loext:opacity="100%" style:font-name="Consolas" fo:font-size="10.5pt" fo:font-weight="normal" officeooo:rsid="001d102a" officeooo:paragraph-rsid="001d102a" fo:background-color="#1e1e1e" style:font-size-asian="12pt" style:font-size-complex="12pt"/>
    </style:style>
    <style:style style:name="P7" style:family="paragraph" style:parent-style-name="Standard">
      <style:paragraph-properties fo:line-height="150%"/>
      <style:text-properties style:font-name="Times New Roman" fo:font-size="12pt" officeooo:rsid="001ffdbb" officeooo:paragraph-rsid="00227453" style:font-size-asian="12pt" style:font-size-complex="12pt"/>
    </style:style>
    <style:style style:name="P8" style:family="paragraph" style:parent-style-name="Standard">
      <style:paragraph-properties fo:line-height="150%"/>
      <style:text-properties style:font-name="Times New Roman" fo:font-size="12pt" officeooo:rsid="00227453" officeooo:paragraph-rsid="00227453" style:font-size-asian="12pt" style:font-size-complex="12pt"/>
    </style:style>
    <style:style style:name="P9" style:family="paragraph" style:parent-style-name="Standard">
      <style:paragraph-properties fo:line-height="150%"/>
      <style:text-properties style:font-name="Times New Roman" fo:font-size="12pt" officeooo:rsid="0025475c" officeooo:paragraph-rsid="0025475c" style:font-size-asian="12pt" style:font-size-complex="12pt"/>
    </style:style>
    <style:style style:name="T1" style:family="text">
      <style:text-properties officeooo:rsid="001b418d"/>
    </style:style>
    <style:style style:name="T2" style:family="text">
      <style:text-properties officeooo:rsid="001cc278"/>
    </style:style>
    <style:style style:name="T3" style:family="text">
      <style:text-properties fo:color="#9cdcfe" loext:opacity="100%"/>
    </style:style>
    <style:style style:name="T4" style:family="text">
      <style:text-properties fo:color="#dcdcaa" loext:opacity="100%"/>
    </style:style>
    <style:style style:name="T5" style:family="text">
      <style:text-properties fo:color="#ce9178" loext:opacity="100%"/>
    </style:style>
    <style:style style:name="T6" style:family="text">
      <style:text-properties fo:color="#569cd6" loext:opacity="100%"/>
    </style:style>
    <style:style style:name="T7" style:family="text">
      <style:text-properties officeooo:rsid="001d94bb"/>
    </style:style>
    <style:style style:name="T8" style:family="text">
      <style:text-properties officeooo:rsid="001ea9ce"/>
    </style:style>
    <style:style style:name="T9" style:family="text">
      <style:text-properties officeooo:rsid="001ffdbb"/>
    </style:style>
    <style:style style:name="T10" style:family="text">
      <style:text-properties officeooo:rsid="002126eb"/>
    </style:style>
    <style:style style:name="T11" style:family="text">
      <style:text-properties officeooo:rsid="00239fc5"/>
    </style:style>
    <style:style style:name="T12" style:family="text">
      <style:text-properties officeooo:rsid="00241e53"/>
    </style:style>
    <style:style style:name="T13" style:family="text">
      <style:text-properties officeooo:rsid="002652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Oppgave 1B - tekst - 15 poeng</text:h>
      <text:p text:style-name="P5">Du skal beskrive hva hver av enhets-testene sjekker. Teksten på denne oppgaven skal sammen med teksten fra oppgavene 2B og 2C være på 600 ord (+/- 10%).</text:p>
      <text:p text:style-name="P2">Enhets-testing er en test du gjøre på små testbare deler av en applikasjon for å se om de gir samme resultat som du forventer. Ved å ha disse på plass får du testet mange forskjellige utfall fort og hvis funksjonen blir rørt i senere tid så <text:span text:style-name="T1">vil</text:span> enhets-testen si ifra med engang <text:span text:style-name="T1">hvis</text:span> den ikke oppfører seg <text:span text:style-name="T1">slik du satt den opp</text:span>, da slipper du å feilsøke etter problemet å lure på hva du forandret som ødela. </text:p>
      <text:p text:style-name="P2">Det blir brukt Qunit test her, som er et <text:span text:style-name="T1">populært </text:span>test rammeverk for javascript.</text:p>
      <text:p text:style-name="P2"/>
      <text:p text:style-name="P3">Det begynner med at vi importerer QUnit til VSC og plasserer det der det gir mening for oss, og slik at den kan få importert funksjonen vi vil teste. QUnit er selv en funksjon som tar <text:span text:style-name="T2">2 ting, testens navn, og test funksjonen.</text:span></text:p>
      <text:p text:style-name="P3"/>
      <text:p text:style-name="P4">Det ble gitt 9 enhets-teser.</text:p>
      <text:p text:style-name="P6"><text:span text:style-name="T3">QUnit</text:span>.<text:span text:style-name="T4">test</text:span>(<text:span text:style-name="T5">'test 1'</text:span>, <text:span text:style-name="T6">function</text:span> (<text:span text:style-name="T3">assert</text:span>) {</text:p>
      <text:p text:style-name="P4"/>
      <text:p text:style-name="P4">Test 1; Får 3 kort i en liste ’Hjerter 7’, ’Spar 5’, ’Ruter 3’ .</text:p>
      <text:p text:style-name="P4"/>
      <text:p text:style-name="P4">Q<text:span text:style-name="T11">U</text:span>nit.<text:span text:style-name="T7">test() er en funksjon vi har importert fra QUnit rammeverket, i denne funksjonen har vi gitt den et navn, fra ’test 1’ til ’test 8’, andre delen </text:span><text:span text:style-name="T8">deklarerer vi at det er en test funksjon <text:s/></text:span><text:span text:style-name="T9">med javascript syntax ’function’ </text:span><text:span text:style-name="T8">med parametere ’assert’ som </text:span><text:span text:style-name="T9">gjør at vi kan hevde ting om koden våres.</text:span></text:p>
      <text:p text:style-name="P7">I denne test funksjonen trenger vi å hevde ting om koden våres så den kan fungere, så vi gir den en liste med kortspill kort, med en lengde som ville gitt mening å få i en runde med blackjack, vi hevder at vi får kortene ['Hjerter 7', 'Spar 5', 'Ruter 3'] i en liste kalt ’cards’. </text:p>
      <text:p text:style-name="P7">’<text:span text:style-name="T10">Let points = countBlackJackPoints(cards);’ Vi <text:s/>kaller funksjonen vi vil teste med ’cards’ som parameter, hvor vi tilegner resultatet vi får tilbake til ’points’.</text:span></text:p>
      <text:p text:style-name="P8">Siste linjen i test 1, så bruker den Qunits metode ’assert.equal’ som sjekker om det vi har hevdet stemmer, den tar variabelen ’points’ og sjekker om den opp mot hva vi forventer vet at svaret skal bli (points, 15). <text:span text:style-name="T12">Vi har gitt listen ’cards’ tre kort som hjerter 7, spar 5, og ruter 3. så om vi summerer opp de så får vi jo 7+5+3 = 15.</text:span></text:p>
      <text:p text:style-name="P2"/>
      <text:p text:style-name="P9"/>
      <text:p text:style-name="P9"/>
      <text:p text:style-name="P9"/>
      <text:p text:style-name="P9"><text:soft-page-break/>test 2: 'Hjerter Dame', 'Spar 5', 'Ruter 3'</text:p>
      <text:p text:style-name="P9">Her skiller funksjonen mellom suit og rank, funksjonen skiller de ved at suit er først og rank er andre. Funksjonen tar å sjekker hva det står i rank, om det står konge, dame eller knekt så legger vi til 10 poeng. <text:span text:style-name="T13">Om det står ess så gi vi den verdien 11, om points blir større enn 21 når vi legger den til så gir vi den verdi 1. For kortene fra 2 til 10 klarer funksjonen å skrive om strengen til int også bruke verdien av det. Etter enhetstesten har gått igjennom listen så tar den summen av points og sjekker den opp mot hva vi forventer er svaret.</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8T14:29:54.229000000</meta:creation-date>
    <dc:date>2023-09-21T10:04:56.827000000</dc:date>
    <meta:editing-duration>PT21H10M8S</meta:editing-duration>
    <meta:editing-cycles>5</meta:editing-cycles>
    <meta:generator>LibreOffice/7.3.3.2$Windows_X86_64 LibreOffice_project/d1d0ea68f081ee2800a922cac8f79445e4603348</meta:generator>
    <meta:document-statistic meta:table-count="0" meta:image-count="0" meta:object-count="0" meta:page-count="2" meta:paragraph-count="14" meta:word-count="508" meta:character-count="2691" meta:non-whitespace-character-count="2193"/>
  </office:meta>
</office:document-meta>
</file>